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officeooo:rsid="001cd5ac" officeooo:paragraph-rsid="001cd5ac" style:font-size-asian="14pt" style:font-weight-asian="bold" style:font-size-complex="14pt" style:font-weight-complex="bold"/>
    </style:style>
    <style:style style:name="P2" style:family="paragraph" style:parent-style-name="Standard">
      <style:text-properties fo:font-size="14pt" fo:font-weight="normal" officeooo:rsid="001cd5ac" officeooo:paragraph-rsid="001cd5ac" style:font-size-asian="14pt" style:font-weight-asian="normal" style:font-size-complex="14pt" style:font-weight-complex="normal"/>
    </style:style>
    <style:style style:name="T1" style:family="text">
      <style:text-properties officeooo:rsid="001dd0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est way of writing requirements <text:s/>is “USER STORY ” </text:p>
      <text:p text:style-name="P1"/>
      <text:p text:style-name="P2"/>
      <text:p text:style-name="P2"><text:span text:style-name="T1">I</text:span> have written the requirement specification in all three method, where we found that use case diagram is not gives you fully idea same as SRS may not come to the point beacause it is in detail and at last if we see we find that user story is the best idea for this project where we can really can talk about requirement specification and also it te<text:span text:style-name="T1">l</text:span>ls us the relationship from user to server or from server to system <text:span text:style-name="T1">that to very precise form that who is the user and what is the action heis going to be done and for what purpose all this is the general idea which can be shared by this method.</text:span></text:p>
      <text:p text:style-name="P2"><text:tab/><text:tab/><text:tab/>So the conclusion comes out that amongst all the method the third method that is user story is the best way to explain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5:04:14.849484332</meta:creation-date>
    <dc:date>2015-09-27T15:54:35.253986635</dc:date>
    <meta:editing-duration>P0D</meta:editing-duration>
    <meta:editing-cycles>2</meta:editing-cycles>
    <meta:generator>LibreOffice/4.2.3.3$Linux_X86_64 LibreOffice_project/420m0$Build-3</meta:generator>
    <meta:document-statistic meta:table-count="0" meta:image-count="0" meta:object-count="0" meta:page-count="1" meta:paragraph-count="3" meta:word-count="152" meta:character-count="785" meta:non-whitespace-character-count="631"/>
  </office:meta>
</office:document-meta>
</file>